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1" style:family="table-row">
      <style:table-row-properties style:min-row-height="2.669cm"/>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1" style:family="table-row">
      <style:table-row-properties style:min-row-height="3.11cm"/>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1" style:family="table-row">
      <style:table-row-properties style:min-row-height="9.613cm"/>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d9ee4" officeooo:paragraph-rsid="000d9ee4"/>
    </style:style>
    <style:style style:name="P8" style:family="paragraph" style:parent-style-name="Table_20_Contents">
      <style:text-properties officeooo:rsid="000de048" officeooo:paragraph-rsid="000de048"/>
    </style:style>
    <style:style style:name="P9" style:family="paragraph" style:parent-style-name="Table_20_Contents">
      <style:text-properties officeooo:paragraph-rsid="000de048"/>
    </style:style>
    <style:style style:name="P10"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1" style:family="paragraph" style:parent-style-name="Table_20_Contents">
      <style:paragraph-properties fo:text-align="justify" style:justify-single-word="false"/>
      <style:text-properties officeooo:rsid="000de048" officeooo:paragraph-rsid="000eb147"/>
    </style:style>
    <style:style style:name="P12" style:family="paragraph" style:parent-style-name="Table_20_Contents">
      <style:text-properties officeooo:rsid="000de048" officeooo:paragraph-rsid="000de048"/>
    </style:style>
    <style:style style:name="P13" style:family="paragraph" style:parent-style-name="Table_20_Contents">
      <style:text-properties officeooo:rsid="000de048" officeooo:paragraph-rsid="000eb147"/>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eb147"/>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0"><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4. Comunicación entre procesos utilizando cauc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Jose Miguel Hernández García</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style-name="Table9.1">
          <table:table-cell table:style-name="Table9.A1" office:value-type="string">
            <text:p text:style-name="P11">Para el correcto funcionamiento del productor/consumidor primero tenemos que ejecutar el programa consumidor, ya sea en un terminal en segundo plano o en primer plano. Una vez iniciado el proceso consumidor ya podemos ejecutar el productor (en el mismo terminal si el consumidor está en segundo plano o en otro terminal si éste está en primer plano) pasándole como parámetro entre comillas el string <text:span text:style-name="T3">que queramos escribir</text:span>. Como el consumidor está en un bucle infinito esperando a la entrada estándar, imprimirá el mensaje recibido inmediatamente, hasta recibir la cadena “fin”.</text:p>
            <text:p text:style-name="P11">Queda reflejado que estamos usando un cauce FIFO porque permanece el archivo FIFO que hemos usado para la comunicación.</text:p>
          </table:table-cell>
        </table:table-row>
      </table:table>
      <text:p text:style-name="Standard"/>
      <text:p text:style-name="Standard">Mi solución a la <text:span text:style-name="T2">ejercicio 2</text:span> ha sido:</text:p>
      <table:table table:name="Table10" table:style-name="Table10">
        <table:table-column table:style-name="Table10.A"/>
        <table:table-row table:style-name="Table10.1">
          <table:table-cell table:style-name="Table10.A1" office:value-type="string">
            <text:p text:style-name="P11">Lo primero que hace <text:span text:style-name="T3">el programa</text:span> es crear un cauce con la orden pipe, pasándole como parámetro el vector de enteros fd, lo cual asigna por defecto el modo lectura a fd[0] y el de escritura a <text:span text:style-name="T3">f</text:span>d[1].</text:p>
            <text:p text:style-name="P11">Después crea el <text:span text:style-name="T3">proceso </text:span>hijo con la orden fork. Seguidamente entramos en la zona de código del hijo comprobando que el PID sea 0, y lo primero que hace es cerrar el descriptor de lectura del mismo. Después envía el mensaje a través del cauce usando el descriptor de escritura fd[1], mediante la orden write. En la zona de código del proceso padre, en cambio, lo primero que hacemos es cerrar el descriptor de escritura fd[1] y seguidamente lee los datos del cauce usando el descriptor de lectura fd[0], mediante la orden read. Por último imprime el número de bytes de la cadena recibida y la misma cadena. Hecho esto hemos conseguido la comunicación por cauces deseada en la dirección deseada, la cual también se podría hacer al revés.</text:p>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13">El resultado de la ejecución es el mismo en ambos.</text:p>
            <text:p text:style-name="P13">Las diferencias a nivel de código son que el primer programa usa la orden close para <text:span text:style-name="T3">c</text:span>errar la salida estándar y así dejar la entrada del descriptor de lectura del hijo libre y luego dup para duplicar el descriptor de escritura en el cauce. Lo mismo hace con el proceso padre pero con la entrada estándar.</text:p>
            <text:p text:style-name="P13">El segundo usa solamente la orden dup2, que hace lo mismo que las otras dos juntas en una sola orden, cerrando el descriptor antiguo y duplicando el descriptor después. Se garantiza que la llamada es atómica, por lo que si por ejemplo, si llega una señal al proceso, toda la operación transcurrirá antes de devolverle el control al núcleo para gestionar la señal.</text:p>
            <text:p text:style-name="P8">Así pues hemos creado un cauce en el que el proceso hijo ejecuta la orden ls y lo redirecciona al descriptor de escritura de salida deseado, no a la salida estándar, con lo cual el proceso padre, en el que también hemos redirigido la entrada para que no sea la estándar, recibe el la información de la orden que ejecutó el hijo y seguidamente ejecuta la orden sort. Con la salida que da el programa podemos comprobar que el cauce se ha efectuado correctamente.</text:p>
          </table:table-cell>
        </table:table-row>
      </table:table>
      <text:p text:style-name="Standard"/>
      <text:p text:style-name="Standard">Mi solución a la <text:span text:style-name="T2">ejercicio 5</text:span> ha sido:</text:p>
      <table:table table:name="Table4" table:style-name="Table4">
        <table:table-column table:style-name="Table4.A"/>
        <text:soft-page-break/>
        <table:table-row table:style-name="Table4.1">
          <table:table-cell table:style-name="Table4.A1" office:value-type="string">
            <text:p text:style-name="P8">Está incluido en el .zip</text:p>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Módulo 2 - Sesión 4. Comunicación entre procesos utilizando cauces</text:span><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1-10-05T09:46:35</meta:creation-date>
    <dc:date>2016-11-28T15:52:46.652131217</dc:date>
    <meta:print-date>2011-10-06T10:39:21</meta:print-date>
    <meta:editing-cycles>188</meta:editing-cycles>
    <meta:editing-duration>PT21H52M23S</meta:editing-duration>
    <meta:document-statistic meta:table-count="10" meta:image-count="1" meta:object-count="0" meta:page-count="3" meta:paragraph-count="26" meta:word-count="647" meta:character-count="3760" meta:non-whitespace-character-count="3129"/>
    <meta:user-defined meta:name="Información 1"/>
    <meta:user-defined meta:name="Información 2"/>
    <meta:user-defined meta:name="Información 3"/>
    <meta:user-defined meta:name="Información 4"/>
  </office:meta>
</office:document-meta>
</file>